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25in" table:align="left" style:writing-mode="page"/>
    </style:style>
    <style:style style:name="Table1.A" style:family="table-column">
      <style:table-column-properties style:column-width="0.8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D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rsid="000d7924" officeooo:paragraph-rsid="000d7924"/>
    </style:style>
    <style:style style:name="P2" style:family="paragraph" style:parent-style-name="Text_20_body">
      <style:text-properties officeooo:rsid="000ea392" officeooo:paragraph-rsid="000ea392"/>
    </style:style>
    <style:style style:name="P3" style:family="paragraph" style:parent-style-name="Text_20_body">
      <style:text-properties officeooo:rsid="00107d6a" officeooo:paragraph-rsid="00107d6a"/>
    </style:style>
    <style:style style:name="P4" style:family="paragraph" style:parent-style-name="Text_20_body">
      <style:text-properties officeooo:rsid="00162a96" officeooo:paragraph-rsid="0016e2ae"/>
    </style:style>
    <style:style style:name="P5" style:family="paragraph" style:parent-style-name="Text_20_body">
      <style:text-properties fo:font-weight="normal" officeooo:rsid="000d7fd6" officeooo:paragraph-rsid="000d7924" style:font-weight-asian="normal" style:font-weight-complex="normal"/>
    </style:style>
    <style:style style:name="P6" style:family="paragraph" style:parent-style-name="Text_20_body">
      <style:text-properties fo:font-weight="normal" officeooo:rsid="000ea392" officeooo:paragraph-rsid="000ea392" style:font-weight-asian="normal" style:font-weight-complex="normal"/>
    </style:style>
    <style:style style:name="P7" style:family="paragraph" style:parent-style-name="Text_20_body">
      <style:text-properties fo:font-weight="normal" officeooo:rsid="00151cff" officeooo:paragraph-rsid="00107d6a" style:font-weight-asian="normal" style:font-weight-complex="normal"/>
    </style:style>
    <style:style style:name="P8" style:family="paragraph" style:parent-style-name="Text_20_body">
      <style:text-properties fo:font-weight="normal" officeooo:rsid="0017ebe3" officeooo:paragraph-rsid="0017ebe3" style:font-weight-asian="normal" style:font-weight-complex="normal"/>
    </style:style>
    <style:style style:name="P9" style:family="paragraph" style:parent-style-name="Text_20_body">
      <style:text-properties fo:font-weight="normal" officeooo:rsid="0018453b" officeooo:paragraph-rsid="0018453b" style:font-weight-asian="normal" style:font-weight-complex="normal"/>
    </style:style>
    <style:style style:name="P10" style:family="paragraph" style:parent-style-name="Text_20_body">
      <style:text-properties fo:font-weight="normal" officeooo:rsid="001bd201" officeooo:paragraph-rsid="001bd201" style:font-weight-asian="normal" style:font-weight-complex="normal"/>
    </style:style>
    <style:style style:name="P11" style:family="paragraph" style:parent-style-name="Text_20_body">
      <style:text-properties fo:font-weight="normal" officeooo:rsid="000ea392" officeooo:paragraph-rsid="000ea392" style:font-weight-asian="normal" style:font-weight-complex="normal"/>
    </style:style>
    <style:style style:name="P12" style:family="paragraph" style:parent-style-name="Text_20_body">
      <style:text-properties fo:font-weight="normal" officeooo:rsid="001c525f" officeooo:paragraph-rsid="001c525f" style:font-weight-asian="normal" style:font-weight-complex="normal"/>
    </style:style>
    <style:style style:name="P13" style:family="paragraph" style:parent-style-name="Text_20_body">
      <style:text-properties fo:font-weight="normal" officeooo:rsid="001acde1" officeooo:paragraph-rsid="001defc5" style:font-weight-asian="normal" style:font-weight-complex="normal"/>
    </style:style>
    <style:style style:name="P14" style:family="paragraph" style:parent-style-name="Text_20_body">
      <style:text-properties fo:font-weight="normal" officeooo:rsid="001defc5" officeooo:paragraph-rsid="001defc5" style:font-weight-asian="normal" style:font-weight-complex="normal"/>
    </style:style>
    <style:style style:name="P15" style:family="paragraph" style:parent-style-name="Text_20_body">
      <style:text-properties fo:font-weight="normal" officeooo:rsid="001bd201" officeooo:paragraph-rsid="001bd201" style:font-weight-asian="normal" style:font-weight-complex="normal"/>
    </style:style>
    <style:style style:name="P16" style:family="paragraph" style:parent-style-name="Text_20_body">
      <style:text-properties fo:font-weight="normal" officeooo:rsid="00217f82" officeooo:paragraph-rsid="00217f82" style:font-weight-asian="normal" style:font-weight-complex="normal"/>
    </style:style>
    <style:style style:name="P17" style:family="paragraph" style:parent-style-name="Text_20_body">
      <style:text-properties fo:font-weight="normal" officeooo:rsid="0022ebec" officeooo:paragraph-rsid="0022ebec" style:font-weight-asian="normal" style:font-weight-complex="normal"/>
    </style:style>
    <style:style style:name="P18" style:family="paragraph" style:parent-style-name="Text_20_body">
      <style:text-properties officeooo:rsid="0019e679" officeooo:paragraph-rsid="0019e679"/>
    </style:style>
    <style:style style:name="P19" style:family="paragraph" style:parent-style-name="Text_20_body">
      <style:text-properties officeooo:rsid="001defc5" officeooo:paragraph-rsid="001defc5"/>
    </style:style>
    <style:style style:name="P20" style:family="paragraph" style:parent-style-name="Text_20_body">
      <style:text-properties officeooo:rsid="001fd8ae" officeooo:paragraph-rsid="001fd8ae"/>
    </style:style>
    <style:style style:name="P21" style:family="paragraph" style:parent-style-name="Table_20_Contents">
      <style:text-properties officeooo:rsid="001defc5" officeooo:paragraph-rsid="001defc5"/>
    </style:style>
    <style:style style:name="T1" style:family="text">
      <style:text-properties officeooo:rsid="000d7fd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7fd6" style:font-weight-asian="bold" style:font-weight-complex="bold"/>
    </style:style>
    <style:style style:name="T4" style:family="text">
      <style:text-properties fo:font-weight="bold" officeooo:rsid="00136bd0" style:font-weight-asian="bold" style:font-weight-complex="bold"/>
    </style:style>
    <style:style style:name="T5" style:family="text">
      <style:text-properties fo:font-weight="bold" officeooo:rsid="00151cf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d7fd6" style:font-weight-asian="normal" style:font-weight-complex="normal"/>
    </style:style>
    <style:style style:name="T8" style:family="text">
      <style:text-properties fo:font-weight="normal" officeooo:rsid="00129403" style:font-weight-asian="normal" style:font-weight-complex="normal"/>
    </style:style>
    <style:style style:name="T9" style:family="text">
      <style:text-properties fo:font-weight="normal" officeooo:rsid="00151cff" style:font-weight-asian="normal" style:font-weight-complex="normal"/>
    </style:style>
    <style:style style:name="T10" style:family="text">
      <style:text-properties fo:font-weight="normal" officeooo:rsid="0016e2ae" style:font-weight-asian="normal" style:font-weight-complex="normal"/>
    </style:style>
    <style:style style:name="T11" style:family="text">
      <style:text-properties fo:font-weight="normal" officeooo:rsid="0017ebe3" style:font-weight-asian="normal" style:font-weight-complex="normal"/>
    </style:style>
    <style:style style:name="T12" style:family="text">
      <style:text-properties fo:font-weight="normal" officeooo:rsid="001defc5" style:font-weight-asian="normal" style:font-weight-complex="normal"/>
    </style:style>
    <style:style style:name="T13" style:family="text">
      <style:text-properties officeooo:rsid="001c5ed4"/>
    </style:style>
    <style:style style:name="T14" style:family="text">
      <style:text-properties officeooo:rsid="001defc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t is best simpel, wat we doen is we stoppen <text:span text:style-name="T1">de tijd sinds de pagina geladen is in een variable </text:span><text:span text:style-name="T3">last</text:span><text:span text:style-name="T7">. </text:span><text:span text:style-name="T8">Laten we zeggen </text:span><text:span text:style-name="T4">27ms.</text:span></text:p>
      <text:p text:style-name="P5"/>
      <text:p text:style-name="P2"><text:span text:style-name="T7">W</text:span><text:span text:style-name="T6">e beginnen de gameloop door een animation frame te vragen.</text:span></text:p>
      <text:p text:style-name="P6"/>
      <text:p text:style-name="P12">In de setup code word de var <text:span text:style-name="T2">last</text:span> bijv 27ms.<text:span text:style-name="T13"> </text:span></text:p>
      <text:p text:style-name="P6"/>
      <text:p text:style-name="P3"><text:span text:style-name="T6">In de gameloop stoppen we in </text:span><text:span text:style-name="T2">now </text:span><text:span text:style-name="T6">de tijd die het gekost heeft om vanaf dat de pagina geladen was, tot aan het instappen van de gameloop. </text:span><text:span text:style-name="T9">Laten we zeggen </text:span><text:span text:style-name="T5">68ms</text:span><text:span text:style-name="T9">.</text:span></text:p>
      <text:p text:style-name="P7"/>
      <text:p text:style-name="P4"><text:span text:style-name="T9">I</text:span><text:span text:style-name="T6">n de variable </text:span><text:span text:style-name="T2">dt</text:span><text:span text:style-name="T6"> stoppen we het verschil tussen </text:span><text:span text:style-name="T2">now </text:span><text:span text:style-name="T10">en </text:span><text:span text:style-name="T2">last</text:span><text:span text:style-name="T6">. </text:span><text:span text:style-name="T11">Dit is in het voorbeeldgeval:</text:span></text:p>
      <text:p text:style-name="P8">68ms – 27ms = 41ms</text:p>
      <text:p text:style-name="P8"/>
      <text:p text:style-name="P13">De game moet 60 frames per seconden lopen. </text:p>
      <text:p text:style-name="P14">1 seconde is 1000ms</text:p>
      <text:p text:style-name="P13">Dit betekent dat elke frame om de <text:span text:style-name="T14">16.67ms moet updaten.</text:span></text:p>
      <text:p text:style-name="P8"/>
      <text:p text:style-name="P9">We willen nu ons programma updaten. Maar wat hebben we tot nu toe ontdekt? </text:p>
      <text:p text:style-name="P18"><text:span text:style-name="T6">Als je </text:span><text:span text:style-name="T2">dt</text:span><text:span text:style-name="T6"> meegeeft aan de </text:span><text:span text:style-name="T2">update()</text:span><text:span text:style-name="T6"> functie</text:span><text:span text:style-name="T12"> weet je</text:span></text:p>
      <text:p text:style-name="P18"><text:span text:style-name="T12"/></text:p>
      <table:table table:name="Table1" table:style-name="Table1">
        <table:table-column table:style-name="Table1.A" table:number-columns-repeated="4"/>
        <table:table-row>
          <table:table-cell table:style-name="Table1.A1" table:number-columns-spanned="2" office:value-type="string">
            <text:p text:style-name="P21">41ms</text:p>
          </table:table-cell>
          <table:covered-table-cell/>
          <table:table-cell table:style-name="Table1.C1" table:number-columns-spanned="2" office:value-type="string">
            <text:p text:style-name="P21">64ms</text:p>
          </table:table-cell>
          <table:covered-table-cell/>
        </table:table-row>
        <table:table-row>
          <table:table-cell table:style-name="Table1.A2" office:value-type="string">
            <text:p text:style-name="P21">Frame 0</text:p>
          </table:table-cell>
          <table:table-cell table:style-name="Table1.B2" office:value-type="string">
            <text:p text:style-name="P21">Frame 1</text:p>
          </table:table-cell>
          <table:table-cell table:style-name="Table1.B2" office:value-type="string">
            <text:p text:style-name="P21">Frame 2</text:p>
          </table:table-cell>
          <table:table-cell table:style-name="Table1.D2" office:value-type="string">
            <text:p text:style-name="P21">Frame 3</text:p>
          </table:table-cell>
        </table:table-row>
      </table:table>
      <text:p text:style-name="P19"><text:span text:style-name="T12"/></text:p>
      <text:p text:style-name="P20"><text:span text:style-name="T6">In frame 1 geef je 41ms aan render().</text:span></text:p>
      <text:p text:style-name="P20"><text:span text:style-name="T6"/></text:p>
      <text:p text:style-name="P9"/>
      <text:p text:style-name="P9"/>
      <text:p text:style-name="P10"/>
      <text:p text:style-name="P10">## First loop ##</text:p>
      <text:p text:style-name="P10">1. LAST: record time since webpage loaded in this var (e.g. 35.86)</text:p>
      <text:p text:style-name="P10">2. NOW: record time since program started in this var (e.g. 74.72)</text:p>
      <text:p text:style-name="P10">3. frameDuration: A variable that now has the time it cost to go from frame 0 to frame 1(e.g. 74.72 - 35.86 = 38.86)</text:p>
      <text:p text:style-name="P10">## Second loop and all loops afterwards ##</text:p>
      <text:p text:style-name="P10">1. LAST: record time since this frame occurred (e.g. 74.72)</text:p>
      <text:p text:style-name="P10">2. Request a new frame</text:p>
      <text:p text:style-name="P10">3. NOW: record time since program started in this var (e.g. 259.11)</text:p>
      <text:p text:style-name="P10">4. frameDuration: A variable that now has the time it cost to go from frame 1 to frame 2(e.g. 259.11 - 74.72 = 38.86)</text:p>
      <text:p text:style-name="P10">5. We now know how long the last frame took</text:p>
      <text:p text:style-name="P10"/>
      <text:p text:style-name="P10"/>
      <text:p text:style-name="P16">frameDuration = 12.59</text:p>
      <text:p text:style-name="P16">LAST = 68.00</text:p>
      <text:p text:style-name="P17">request</text:p>
      <text:p text:style-name="P17">NOW =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Mono" fo:font-family="'Liberation Mono'" style:font-style-name="Regular" style:font-family-generic="modern" style:font-pitch="fixed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style:writing-mode="page"/>
      <style:text-properties style:font-name="Calibri" fo:font-family="Calibri" style:font-style-name="Regular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in" fo:margin-bottom="0in" loext:contextual-spacing="false" fo:text-align="start" style:justify-single-word="false" style:page-number="auto" style:writing-mode="page"/>
      <style:text-properties fo:color="#0084d1" style:font-name="Liberation Mono" fo:font-family="'Liberation Mono'" style:font-style-name="Regular" style:font-family-generic="modern" style:font-pitch="fixed" fo:font-size="12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loext:contextual-spacing="false" fo:text-indent="0in" style:auto-text-indent="false" style:page-number="auto" style:writing-mode="page"/>
      <style:text-properties fo:color="#0066cc" style:font-name="Calibri1" fo:font-family="Calibri" style:font-style-name="Bold" style:font-family-generic="swiss" style:font-pitch="variable" fo:font-size="12pt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in" loext:contextual-spacing="false" fo:text-indent="0in" style:auto-text-indent="false" style:page-number="auto" style:writing-mode="page"/>
      <style:text-properties fo:color="#000000" style:font-name="Calibri1" fo:font-family="Calibri" style:font-style-name="Bold" style:font-family-generic="swiss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in" fo:margin-bottom="0in" loext:contextual-spacing="false" fo:text-indent="0in" style:auto-text-indent="false" style:page-number="auto" style:writing-mode="page"/>
      <style:text-properties fo:color="#000000" style:font-name="Calibri1" fo:font-family="Calibri" style:font-style-name="Bold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in" fo:margin-bottom="0in" loext:contextual-spacing="false" fo:text-indent="0in" style:auto-text-indent="false" style:writing-mode="page"/>
      <style:text-properties style:font-name="Calibri1" fo:font-family="Calibri" style:font-style-name="Bold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9:09:57.381174241</meta:creation-date>
    <meta:editing-duration>PT1H28M16S</meta:editing-duration>
    <meta:editing-cycles>22</meta:editing-cycles>
    <meta:generator>LibreOffice/5.1.6.2$Linux_X86_64 LibreOffice_project/10m0$Build-2</meta:generator>
    <dc:title>orange_blue_0504</dc:title>
    <dc:date>2017-03-16T00:05:38.860467096</dc:date>
    <meta:document-statistic meta:table-count="1" meta:image-count="0" meta:object-count="0" meta:page-count="1" meta:paragraph-count="32" meta:word-count="291" meta:character-count="1469" meta:non-whitespace-character-count="1206"/>
    <meta:user-defined meta:name="Info 1"/>
    <meta:user-defined meta:name="Info 2"/>
    <meta:user-defined meta:name="Info 3"/>
    <meta:user-defined meta:name="Info 4"/>
  </office:meta>
</office:document-meta>
</file>